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jpeg"/>
  <manifest:file-entry manifest:full-path="media/image2.tmp" manifest:media-type="image/jpeg"/>
  <manifest:file-entry manifest:full-path="media/image3.tmp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INTRODUTION</text:p>
      <text:p text:style-name="Normal">OVERVIEW</text:p>
      <text:list text:style-name="LFO3" text:continue-numbering="true">
        <text:list-item>
          <text:p text:style-name="P2">Our team’s alloted project is<text:s/>certificate debate<text:s/>We all work togetherand designed this project<text:s/></text:p>
        </text:list-item>
      </text:list>
      <text:p text:style-name="Normal">PURPOSE<text:s/></text:p>
      <text:list text:style-name="LFO2" text:continue-numbering="true">
        <text:list-item>
          <text:p text:style-name="P3">We designed this project to promote our/my<text:s/>certificate<text:s/>to the<text:s/>student<text:s/></text:p>
        </text:list-item>
      </text:list>
      <text:p text:style-name="Normal"/>
      <text:p text:style-name="Normal">PROBLEM DEFINITION &amp;<text:s/>DESIGN THINKING</text:p>
      <text:p text:style-name="Normal"><draw:frame draw:z-index="251658240" draw:style-name="a0" draw:name="Picture 3" text:anchor-type="paragraph" svg:x="1.00764in" svg:y="0.50069in" svg:width="4.35347in" svg:height="4.43194in" style:rel-width="scale" style:rel-height="scale"><draw:image xlink:href="media/image1.tmp" xlink:type="simple" xlink:show="embed" xlink:actuate="onLoad"/><svg:title/><svg:desc/></draw:frame><text:s text:c="11"/>EMPATHY MAP:</text:p>
      <text:p text:style-name="Normal"><text:s text:c="17"/></text:p>
      <text:p text:style-name="Normal">BRAIN STROM :<text:s/></text:p>
      <text:p text:style-name="Normal"><draw:frame draw:z-index="251658242" draw:style-name="a1" draw:name="Picture 4" text:anchor-type="paragraph" svg:x="0.94375in" svg:y="0.4in" svg:width="5.14861in" svg:height="1.69722in" style:rel-width="scale" style:rel-height="scale"><draw:image xlink:href="media/image2.tmp" xlink:type="simple" xlink:show="embed" xlink:actuate="onLoad"/><svg:title/><svg:desc/></draw:frame><text:s text:c="15"/></text:p>
      <text:p text:style-name="Normal"/>
      <text:p text:style-name="Normal">RESULT</text:p>
      <text:p text:style-name="Normal"><draw:frame draw:z-index="251658241" draw:style-name="a2" draw:name="Picture 5" text:anchor-type="paragraph" svg:x="0.99861in" svg:y="0.30972in" svg:width="4.72639in" svg:height="3.33819in" style:rel-width="scale" style:rel-height="scale"><draw:image xlink:href="media/image3.tmp" xlink:type="simple" xlink:show="embed" xlink:actuate="onLoad"/><svg:title/><svg:desc/></draw:frame><text:s text:c="6"/></text:p>
      <text:p text:style-name="Normal"/>
      <text:p text:style-name="Normal"/>
      <text:p text:style-name="Normal"/>
      <text:p text:style-name="Normal">ADVANTAGES &amp;<text:s/>DISADVANTAGE<text:s/></text:p>
      <text:list text:style-name="LFO2" text:continue-numbering="true">
        <text:list-item>
          <text:p text:style-name="P4">Our<text:s/>certificate<text:s/>can reach the people<text:s/>easily this can improve our<text:s/>certificate</text:p>
        </text:list-item>
        <text:list-item>
          <text:p text:style-name="P5">Iliterate may not understand</text:p>
        </text:list-item>
      </text:list>
      <text:p text:style-name="Normal"/>
      <text:p text:style-name="Normal"><text:s text:c="5"/>APPLICATION:</text:p>
      <text:p text:style-name="Normal"><text:s text:c="18"/>It have develop my<text:s/>certificate<text:s/></text:p>
      <text:p text:style-name="Normal"/>
      <text:p text:style-name="Normal"/>
      <text:p text:style-name="Normal">CONCLUSION:</text:p>
      <text:p text:style-name="Normal"><text:s text:c="12"/>With<text:s/><text:s/>help of canva app<text:s/>we have design<text:s/>our project successful<text:s/></text:p>
      <text:p text:style-name="Normal"><text:s text:c="4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melur raj</dc:creator>
    <meta:creation-date>2023-10-19T06:55:00Z</meta:creation-date>
    <dc:date>2023-10-19T06:55:00Z</dc:date>
    <meta:template xlink:href="Normal.dotm" xlink:type="simple"/>
    <meta:editing-cycles>61</meta:editing-cycles>
    <meta:editing-duration>PT2880S</meta:editing-duration>
    <meta:document-statistic meta:page-count="1" meta:paragraph-count="1" meta:word-count="93" meta:character-count="626" meta:row-count="4" meta:non-whitespace-character-count="534"/>
  </office:meta>
</office:document-meta>
</file>